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Table1" style:family="table">
      <style:table-properties style:width="16.944cm" fo:margin-left="-0.191cm" table:align="left" style:writing-mode="lr-tb"/>
    </style:style>
    <style:style style:name="Table1.A" style:family="table-column">
      <style:table-column-properties style:column-width="3.941cm"/>
    </style:style>
    <style:style style:name="Table1.B" style:family="table-column">
      <style:table-column-properties style:column-width="13.002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249cm" fo:margin-left="-0.191cm" table:align="left" style:writing-mode="lr-tb"/>
    </style:style>
    <style:style style:name="Table2.A" style:family="table-column">
      <style:table-column-properties style:column-width="16.249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7.694cm" fo:margin-left="-0.191cm" table:align="left" style:writing-mode="lr-tb"/>
    </style:style>
    <style:style style:name="Table3.A" style:family="table-column">
      <style:table-column-properties style:column-width="17.69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none"/>
    </style:style>
    <style:style style:name="P1" style:family="paragraph" style:parent-style-name="Standard">
      <style:text-properties fo:language="en" fo:country="US"/>
    </style:style>
    <style:style style:name="P2" style:family="paragraph" style:parent-style-name="Standard">
      <style:text-properties style:font-name="Courier New" fo:font-size="10pt" style:font-size-asian="10pt" style:font-name-complex="Courier New1" style:font-size-complex="10pt"/>
    </style:style>
    <style:style style:name="P3" style:family="paragraph" style:parent-style-name="Standard">
      <style:text-properties style:font-name="Courier New" fo:font-size="10pt" fo:language="en" fo:country="US" style:font-size-asian="10pt" style:font-name-complex="Courier New1" style:font-size-complex="10pt"/>
    </style:style>
    <style:style style:name="P4" style:family="paragraph" style:parent-style-name="Standard">
      <style:paragraph-properties fo:keep-with-next="always"/>
    </style:style>
    <style:style style:name="P5" style:family="paragraph" style:parent-style-name="Standard">
      <style:paragraph-properties fo:keep-with-next="always"/>
      <style:text-properties fo:language="en" fo:country="US"/>
    </style:style>
    <style:style style:name="P6" style:family="paragraph" style:parent-style-name="Heading_20_1" style:master-page-name="Standard">
      <style:paragraph-properties style:page-number="auto"/>
    </style:style>
    <style:style style:name="P7" style:family="paragraph" style:parent-style-name="List_20_Paragraph" style:list-style-name="L1"/>
    <style:style style:name="P8" style:family="paragraph" style:parent-style-name="List_20_Paragraph" style:list-style-name="L2"/>
    <style:style style:name="P9" style:family="paragraph" style:parent-style-name="List_20_Paragraph" style:list-style-name="L3"/>
    <style:style style:name="P10" style:family="paragraph" style:parent-style-name="List_20_Paragraph" style:list-style-name="L4"/>
    <style:style style:name="P11" style:family="paragraph" style:parent-style-name="List_20_Paragraph" style:list-style-name="L5"/>
    <style:style style:name="P12" style:family="paragraph" style:parent-style-name="List_20_Paragraph" style:list-style-name="L6"/>
    <style:style style:name="P13" style:family="paragraph" style:parent-style-name="List_20_Paragraph" style:list-style-name="L7"/>
    <style:style style:name="T1" style:family="text">
      <style:text-properties fo:font-weight="bold" style:font-weight-asian="bold"/>
    </style:style>
    <style:style style:name="T2" style:family="text">
      <style:text-properties fo:color="#ff0000"/>
    </style:style>
    <style:style style:name="T3" style:family="text">
      <style:text-properties fo:color="#0000ff" style:font-name="Courier New" fo:font-size="10pt" style:font-size-asian="10pt" style:font-name-complex="Courier New1" style:font-size-complex="10pt"/>
    </style:style>
    <style:style style:name="T4" style:family="text">
      <style:text-properties fo:color="#0000ff" style:font-name="Courier New" fo:font-size="10pt" fo:language="en" fo:country="US" style:font-size-asian="10pt" style:font-name-complex="Courier New1" style:font-size-complex="10pt"/>
    </style:style>
    <style:style style:name="T5" style:family="text">
      <style:text-properties style:font-name="Courier New" fo:font-size="10pt" style:font-size-asian="10pt" style:font-name-complex="Courier New1" style:font-size-complex="10pt"/>
    </style:style>
    <style:style style:name="T6" style:family="text">
      <style:text-properties style:font-name="Courier New" fo:font-size="10pt" fo:language="en" fo:country="US" style:font-size-asian="10pt" style:font-name-complex="Courier New1" style:font-size-complex="10pt"/>
    </style:style>
    <style:style style:name="T7" style:family="text">
      <style:text-properties fo:language="en" fo:country="US"/>
    </style:style>
    <style:style style:name="T8" style:family="text">
      <style:text-properties fo:color="#a31515" style:font-name="Courier New" fo:font-size="10pt" fo:language="en" fo:country="US" style:font-size-asian="10pt" style:font-name-complex="Courier New1" style:font-size-complex="10pt"/>
    </style:style>
    <style:style style:name="T9" style:family="text">
      <style:text-properties fo:color="#a31515" style:font-name="Courier New" fo:font-size="10pt" style:font-size-asian="10pt" style:font-name-complex="Courier New1" style:font-size-complex="10pt"/>
    </style:style>
    <style:style style:name="T10" style:family="text">
      <style:text-properties fo:color="#008000" style:font-name="Courier New" fo:font-size="10pt" style:font-size-asian="10pt" style:font-name-complex="Courier New1" style:font-size-complex="10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ibliothèque : lib4D_SQL</text:h>
      <text:p text:style-name="Standard"/>
      <text:p text:style-name="Standard">Cette documentation est publiée sous licence CREATIVE COMMONS, dont les termes sont présentés à cette adresse : http://creativecommons.org/licenses/by/3.0/legalcode</text:p>
      <text:h text:style-name="Heading_20_2" text:outline-level="2">Généralité</text:h>
      <text:p text:style-name="Standard">La bibliothèque lib4D_SQL est créée dans l’optique d’être utilisée avec le pilote PDO_4D. </text:p>
      <text:p text:style-name="Standard">Elle implémente les bases de la communication avec le serveur 4D. <text:s/></text:p>
      <text:p text:style-name="Standard">De manière générale, les structures (FOURD, FOURD_STATEMENT, FOURD_RESULT) n’ont pas vocation à être lu directement, cela dans le but de pouvoir faire évoluer leurs contenus dans avoir à faire évoluer les applications/pilote qui utilisent cette bibliothèque.</text:p>
      <text:p text:style-name="Standard">La communication s’effectue en LATIN1 pour les requêtes, mais les chaines de caractères sont retournées et envoyées en UTF-16. Ce point n’est pas traité dans la bibliothèque lib4D_SQL. C’est donc un point à traité dans le client ou le pilote qui utilisent cette bibliothèque. </text:p>
      <text:h text:style-name="Heading_20_2" text:outline-level="2">Les types de données propres à lib4D_SQL</text:h>
      <text:h text:style-name="Heading_20_3" text:outline-level="3">Les structures</text:h>
      <text:p text:style-name="Standard"><text:span text:style-name="T1">FOURD :</text:span> contient les paramètres de connexion, le socket et les messages d’erreur. </text:p>
      <text:p text:style-name="Standard"><text:span text:style-name="T1">FOURD_RESULT :</text:span> contient les métadonnées ainsi que le résultat d’une requête (ou une partie dans le cas d’un résultat de plusieurs centaines de lignes)</text:p>
      <text:p text:style-name="Standard"><text:span text:style-name="T1">FOURD_STATEMENT :</text:span> contient la requête ainsi que les paramètres à transmettre avec la requête. Cette structure est retournée lors de l’utilisation de requête préparée. <text:span text:style-name="T2">Attention cela ne correspond pas à la commande PREPARE-STATEMENT du protocole de communication.</text:span> </text:p>
      <text:h text:style-name="Heading_20_3" text:outline-level="3">Les types de données propres à la base de données</text:h>
      <text:p text:style-name="Standard">Il peut exister des différences de type en fonction des différentes plateformes matérielles et logiciels dans la représentation des types de données. Or les types de données de la base 4D eux ne changent pas. Il est donc nécessaire de créer des types spécifiques afin de les utiliser à la place des types simples. (int, short, char…)</text:p>
      <text:p text:style-name="P4">Voici les types de donnée disponible :</text:p>
      <table:table table:name="Table1" table:style-name="Table1">
        <table:table-column table:style-name="Table1.A"/>
        <table:table-column table:style-name="Table1.B"/>
        <table:table-row table:style-name="Table1.1">
          <table:table-cell table:style-name="Table1.A1" office:value-type="string">
            <text:p text:style-name="P4">Type fourd</text:p>
          </table:table-cell>
          <table:table-cell table:style-name="Table1.A1" office:value-type="string">
            <text:p text:style-name="P4">Définition C</text:p>
          </table:table-cell>
        </table:table-row>
        <table:table-row table:style-name="Table1.1">
          <table:table-cell table:style-name="Table1.A1" office:value-type="string">
            <text:p text:style-name="P4">FOURD_BOOLEAN</text:p>
          </table:table-cell>
          <table:table-cell table:style-name="Table1.A1" office:value-type="string">
            <text:p text:style-name="P4"><text:span text:style-name="T3">short</text:span></text:p>
          </table:table-cell>
        </table:table-row>
        <table:table-row table:style-name="Table1.1">
          <table:table-cell table:style-name="Table1.A1" office:value-type="string">
            <text:p text:style-name="P4">FOURD_BYTE</text:p>
          </table:table-cell>
          <table:table-cell table:style-name="Table1.A1" office:value-type="string">
            <text:p text:style-name="P4"><text:span text:style-name="T3">short</text:span></text:p>
          </table:table-cell>
        </table:table-row>
        <table:table-row table:style-name="Table1.1">
          <table:table-cell table:style-name="Table1.A1" office:value-type="string">
            <text:p text:style-name="P4">FOURD_WORD</text:p>
          </table:table-cell>
          <table:table-cell table:style-name="Table1.A1" office:value-type="string">
            <text:p text:style-name="P4"><text:span text:style-name="T3">short</text:span></text:p>
          </table:table-cell>
        </table:table-row>
        <table:table-row table:style-name="Table1.1">
          <table:table-cell table:style-name="Table1.A1" office:value-type="string">
            <text:p text:style-name="P4">FOURD_LONG</text:p>
          </table:table-cell>
          <table:table-cell table:style-name="Table1.A1" office:value-type="string">
            <text:p text:style-name="P4"><text:span text:style-name="T3">int</text:span></text:p>
          </table:table-cell>
        </table:table-row>
        <table:table-row table:style-name="Table1.1">
          <table:table-cell table:style-name="Table1.A1" office:value-type="string">
            <text:p text:style-name="P4">FOURD_LONG8</text:p>
          </table:table-cell>
          <table:table-cell table:style-name="Table1.A1" office:value-type="string">
            <text:p text:style-name="P4"><text:span text:style-name="T3">__int64</text:span> ou <text:span text:style-name="T3">long</text:span><text:span text:style-name="T5"> </text:span><text:span text:style-name="T3">long</text:span></text:p>
          </table:table-cell>
        </table:table-row>
        <table:table-row table:style-name="Table1.1">
          <table:table-cell table:style-name="Table1.A1" office:value-type="string">
            <text:p text:style-name="P4">FOURD_REAL</text:p>
          </table:table-cell>
          <table:table-cell table:style-name="Table1.A1" office:value-type="string">
            <text:p text:style-name="P4"><text:span text:style-name="T3">double</text:span></text:p>
          </table:table-cell>
        </table:table-row>
        <table:table-row table:style-name="Table1.1">
          <table:table-cell table:style-name="Table1.A1" office:value-type="string">
            <text:p text:style-name="P4">FOURD_FLOAT</text:p>
          </table:table-cell>
          <table:table-cell table:style-name="Table1.A1" office:value-type="string">
            <text:p text:style-name="P4"><text:span text:style-name="T4">struct</text:span><text:span text:style-name="T6">{</text:span><text:span text:style-name="T4">int</text:span><text:span text:style-name="T6"> exp;</text:span><text:span text:style-name="T4">char</text:span><text:span text:style-name="T6"> sign;</text:span><text:span text:style-name="T4">int</text:span><text:span text:style-name="T6"> data_length;</text:span><text:span text:style-name="T4">void</text:span><text:span text:style-name="T6">* data;}</text:span></text:p>
          </table:table-cell>
        </table:table-row>
        <text:soft-page-break/>
        <table:table-row table:style-name="Table1.1">
          <table:table-cell table:style-name="Table1.A1" office:value-type="string">
            <text:p text:style-name="P4">FOURD_TYPESTAMP</text:p>
          </table:table-cell>
          <table:table-cell table:style-name="Table1.A1" office:value-type="string">
            <text:p text:style-name="P4"><text:span text:style-name="T4">struct</text:span><text:span text:style-name="T6">{</text:span><text:span text:style-name="T4">short</text:span><text:span text:style-name="T6"> year;</text:span><text:span text:style-name="T4">char</text:span><text:span text:style-name="T6"> mounth;</text:span><text:span text:style-name="T4">char</text:span><text:span text:style-name="T6"> day;</text:span><text:span text:style-name="T4">unsigned</text:span><text:span text:style-name="T6"> </text:span><text:span text:style-name="T4">int</text:span><text:span text:style-name="T6"> milli;}</text:span></text:p>
          </table:table-cell>
        </table:table-row>
        <table:table-row table:style-name="Table1.1">
          <table:table-cell table:style-name="Table1.A1" office:value-type="string">
            <text:p text:style-name="P4">FOURD_DURATION</text:p>
          </table:table-cell>
          <table:table-cell table:style-name="Table1.A1" office:value-type="string">
            <text:p text:style-name="P4"><text:span text:style-name="T3">__int64</text:span> ou <text:span text:style-name="T3">long</text:span><text:span text:style-name="T5"> </text:span><text:span text:style-name="T3">long</text:span></text:p>
          </table:table-cell>
        </table:table-row>
        <table:table-row table:style-name="Table1.1">
          <table:table-cell table:style-name="Table1.A1" office:value-type="string">
            <text:p text:style-name="P4">FOURD_STRING</text:p>
          </table:table-cell>
          <table:table-cell table:style-name="Table1.A1" office:value-type="string">
            <text:p text:style-name="P4"><text:span text:style-name="T4">struct</text:span><text:span text:style-name="T6">{</text:span><text:span text:style-name="T4">int</text:span><text:span text:style-name="T6"> length;</text:span><text:span text:style-name="T4">unsigned</text:span><text:span text:style-name="T6"> </text:span><text:span text:style-name="T4">char</text:span><text:span text:style-name="T6"> *data;}</text:span></text:p>
          </table:table-cell>
        </table:table-row>
        <table:table-row table:style-name="Table1.1">
          <table:table-cell table:style-name="Table1.A1" office:value-type="string">
            <text:p text:style-name="P4">FOURD_BLOB</text:p>
          </table:table-cell>
          <table:table-cell table:style-name="Table1.A1" office:value-type="string">
            <text:p text:style-name="P4"><text:span text:style-name="T4">struct</text:span><text:span text:style-name="T6">{</text:span><text:span text:style-name="T4">int</text:span><text:span text:style-name="T6"> length;</text:span><text:span text:style-name="T4">void</text:span><text:span text:style-name="T6"> *data;}</text:span></text:p>
          </table:table-cell>
        </table:table-row>
      </table:table>
      <text:p text:style-name="P5"/>
      <text:p text:style-name="P1"/>
      <text:h text:style-name="Heading_20_2" text:outline-level="2">Déroulement d’une connexion à une base 4D</text:h>
      <text:p text:style-name="Standard">Le processus de connexion est toujours identique, en voici le déroulement.</text:p>
      <text:p text:style-name="Standard">La connexion est stockée dans une structure <text:span text:style-name="T1">FOURD</text:span> qui est le plus souvent utilisée comme un pointeur. </text:p>
      <text:h text:style-name="Heading_20_3" text:outline-level="3">Initialisation de la connexion</text:h>
      <text:p text:style-name="Standard"><text:span text:style-name="T5">FOURD* fourd_init()</text:span></text:p>
      <text:p text:style-name="Standard">Cette fonction est obligatoire. Elle permet sous Windows de faire le lien avec la DLL Winsock, mais aussi d’allouer la mémoire pour la structure FOURD. C’est un peu comme un constructeur.</text:p>
      <text:h text:style-name="Heading_20_3" text:outline-level="3">Les connexions à une base 4D</text:h>
      <text:p text:style-name="Standard"><text:span text:style-name="T3">int</text:span><text:span text:style-name="T5"> fourd_connect(FOURD *cnx,</text:span><text:span text:style-name="T3">const</text:span><text:span text:style-name="T5"> </text:span><text:span text:style-name="T3">char</text:span><text:span text:style-name="T5"> *host,</text:span><text:span text:style-name="T3">const</text:span><text:span text:style-name="T5"> </text:span><text:span text:style-name="T3">char</text:span><text:span text:style-name="T5"> *user,</text:span><text:span text:style-name="T3">const</text:span><text:span text:style-name="T5"> </text:span><text:span text:style-name="T3">char</text:span><text:span text:style-name="T5"> *password,</text:span><text:span text:style-name="T3">const</text:span><text:span text:style-name="T5"> </text:span><text:span text:style-name="T3">char</text:span><text:span text:style-name="T5"> *base,</text:span><text:span text:style-name="T3">unsigned</text:span><text:span text:style-name="T5"> </text:span><text:span text:style-name="T3">int</text:span><text:span text:style-name="T5"> port)</text:span></text:p>
      <text:p text:style-name="Standard">Les paramètres de connexion à la base sont tout à fait classiques : </text:p>
      <text:list xml:id="list435580003" text:style-name="L1">
        <text:list-item>
          <text:p text:style-name="P7">Cnx : le pointeur vers la structure FOURD identifiant la connexion</text:p>
        </text:list-item>
        <text:list-item>
          <text:p text:style-name="P7">Host : le nom ou l’ip du serveur (ex : « localhost », « 10.2.0.194 »)</text:p>
        </text:list-item>
        <text:list-item>
          <text:p text:style-name="P7">User : le login/utilisateur</text:p>
        </text:list-item>
        <text:list-item>
          <text:p text:style-name="P7">Password : mot de passe de l’utilisateur</text:p>
        </text:list-item>
        <text:list-item>
          <text:p text:style-name="P7">Port : port de communication utiliser par le serveur 4D SQL <text:s/>(par défaut : 19812)</text:p>
        </text:list-item>
      </text:list>
      <text:h text:style-name="Heading_20_3" text:outline-level="3">Fermeture de la connexion</text:h>
      <text:p text:style-name="Standard">Pour terminer une connexion, on utilise ici deux fonctions ; la première informe le serveur de la fermeture du socket. La seconde permet de libérer les ressources allouées par fourd_init.</text:p>
      <text:p text:style-name="Standard">Le découpage en deux fonctions permet de récupérer les messages d’erreur dans le cas où la fermeture de la communication ne se passe pas correctement.</text:p>
      <text:p text:style-name="Standard"><text:span text:style-name="T3">int</text:span><text:span text:style-name="T5"> fourd_close(FOURD *cnx)</text:span></text:p>
      <text:p text:style-name="Standard"><text:span text:style-name="T3">void</text:span><text:span text:style-name="T5"> fourd_free(FOURD* cnx)</text:span></text:p>
      <text:h text:style-name="Heading_20_3" text:outline-level="3">Gestion des erreurs</text:h>
      <text:p text:style-name="Standard">Trois fonctions permettent de récupérer le code d’erreur et le message d’erreur lorsqu’une fonction <text:span text:style-name="T1">fourd_</text:span> ne s’est pas déroulée correctement. </text:p>
      <text:p text:style-name="Standard"><text:span text:style-name="T3">int</text:span><text:span text:style-name="T5"> fourd_errno(FOURD *cnx)</text:span></text:p>
      <text:p text:style-name="Standard"><text:soft-page-break/>La fonction fourd_errno permet de récupérer les codes d’erreur (au sens de 4D). Cette fonction </text:p>
      <text:p text:style-name="Standard"><text:span text:style-name="T3">const</text:span><text:span text:style-name="T5"> </text:span><text:span text:style-name="T3">char</text:span><text:span text:style-name="T5"> * fourd_error(FOURD *cnx) </text:span></text:p>
      <text:p text:style-name="Standard">La fonction fourd_error permet de récupérer les messages d’erreur (au sens de 4D). Cette fonction retourne une chaine vide dans le cas ou il n’y a pas d’erreur.</text:p>
      <text:p text:style-name="Standard"><text:span text:style-name="T3">const</text:span><text:span text:style-name="T5"> </text:span><text:span text:style-name="T3">char</text:span><text:span text:style-name="T5"> * fourd_sqlstate(FOURD *cnx) </text:span></text:p>
      <text:p text:style-name="Standard">La fonction fourd_errno permet de récupérer les codes d’erreur normalisée en SQLSTATE. Les SQLSTATE sont des codes d’erreur sous forme de 5 caractères ASCII. Actuellement, cette fonction retourne systématique HY000. </text:p>
      <text:p text:style-name="P2"/>
      <text:h text:style-name="Heading_20_3" text:outline-level="3">Exemple d'introduction</text:h>
      <table:table table:name="Table2" table:style-name="Table2">
        <table:table-column table:style-name="Table2.A"/>
        <table:table-row table:style-name="Table2.1">
          <table:table-cell table:style-name="Table2.A1" office:value-type="string">
            <text:p text:style-name="Standard"><text:span text:style-name="T4">#include</text:span><text:span text:style-name="T6"> </text:span><text:span text:style-name="T8">&lt;stdio.h&gt;</text:span></text:p>
            <text:p text:style-name="Standard"><text:span text:style-name="T4">#include</text:span><text:span text:style-name="T6"> </text:span><text:span text:style-name="T8">&lt;stdlib.h&gt;</text:span></text:p>
            <text:p text:style-name="Standard"><text:span text:style-name="T4">#include</text:span><text:span text:style-name="T6"> </text:span><text:span text:style-name="T8">"../lib4d_sql/fourd.h"</text:span></text:p>
            <text:p text:style-name="Standard"><text:span text:style-name="T3">int</text:span><text:span text:style-name="T5"> main(</text:span><text:span text:style-name="T3">int</text:span><text:span text:style-name="T5"> argc, </text:span><text:span text:style-name="T3">char</text:span><text:span text:style-name="T5"> **argv) </text:span></text:p>
            <text:p text:style-name="Standard"><text:span text:style-name="T5">{</text:span></text:p>
            <text:p text:style-name="Standard"><text:span text:style-name="T5"><text:tab/>FOURD *cnx=NULL;</text:span></text:p>
            <text:p text:style-name="Standard"><text:span text:style-name="T5"><text:tab/></text:span><text:span text:style-name="T6">cnx=fourd_init();</text:span></text:p>
            <text:p text:style-name="Standard"><text:span text:style-name="T6"><text:tab/></text:span><text:span text:style-name="T4">if</text:span><text:span text:style-name="T6">(fourd_connect(cnx,</text:span><text:span text:style-name="T8">"10.2.0.82"</text:span><text:span text:style-name="T6">,</text:span><text:span text:style-name="T8">"Administrateur"</text:span><text:span text:style-name="T6">,</text:span><text:span text:style-name="T8">""</text:span><text:span text:style-name="T6">,</text:span><text:span text:style-name="T8">"base"</text:span><text:span text:style-name="T6">,19812)) {</text:span></text:p>
            <text:p text:style-name="Standard"><text:span text:style-name="T6"><text:tab/><text:tab/>printf(</text:span><text:span text:style-name="T8">"Error (%d):%s\n"</text:span><text:span text:style-name="T6">,fourd_errno(cnx),fourd_error(cnx));</text:span></text:p>
            <text:p text:style-name="Standard"><text:span text:style-name="T6"><text:tab/><text:tab/>fgetc(stdin);</text:span></text:p>
            <text:p text:style-name="Standard"><text:span text:style-name="T6"><text:tab/><text:tab/>exit(1);</text:span></text:p>
            <text:p text:style-name="Standard"><text:span text:style-name="T6"><text:tab/>}</text:span></text:p>
            <text:p text:style-name="Standard"><text:span text:style-name="T6">…</text:span></text:p>
            <text:p text:style-name="P3"/>
            <text:p text:style-name="Standard"><text:span text:style-name="T6"><text:tab/></text:span><text:span text:style-name="T4">if</text:span><text:span text:style-name="T6">(fourd_close(cnx)) {</text:span></text:p>
            <text:p text:style-name="Standard"><text:span text:style-name="T6"><text:tab/><text:tab/>printf(</text:span><text:span text:style-name="T8">"Error (%d):%s\n"</text:span><text:span text:style-name="T6">,fourd_errno(cnx),fourd_error(cnx));</text:span></text:p>
            <text:p text:style-name="Standard"><text:span text:style-name="T6"><text:tab/></text:span><text:span text:style-name="T5">}</text:span></text:p>
            <text:p text:style-name="Standard"><text:span text:style-name="T5"><text:tab/>fourd_free(cnx);</text:span></text:p>
            <text:p text:style-name="Standard"><text:span text:style-name="T5">}</text:span></text:p>
          </table:table-cell>
        </table:table-row>
      </table:table>
      <text:p text:style-name="Standard"/>
      <text:p text:style-name="Standard"/>
      <text:h text:style-name="Heading_20_2" text:outline-level="2"><text:soft-page-break/>Requête sans résultat</text:h>
      <text:p text:style-name="Standard">Pour exécuter une requête sans résultat, tel que INSERT, DELETE, UPDATE, on utilise la fonction fourd_exec. </text:p>
      <text:p text:style-name="Standard"><text:span text:style-name="T3">int</text:span><text:span text:style-name="T5"> fourd_exec(FOURD *cnx,</text:span><text:span text:style-name="T3">const</text:span><text:span text:style-name="T5"> </text:span><text:span text:style-name="T3">char</text:span><text:span text:style-name="T5"> *query)</text:span></text:p>
      <text:p text:style-name="Standard">Récupérer le nombre de ligne affecté par la requête :</text:p>
      <text:p text:style-name="Standard"><text:span text:style-name="T6">FOURD_LONG8 fourd_affected_rows(FOURD *cnx)</text:span></text:p>
      <text:h text:style-name="Heading_20_2" text:outline-level="2">Requête avec résultat</text:h>
      <text:p text:style-name="Standard">Pour exécuter une requête avec résultat, tel que SELECT, on peut utiliser soit :</text:p>
      <text:list xml:id="list1070351020" text:style-name="L2">
        <text:list-item>
          <text:p text:style-name="P8">fourd_query</text:p>
        </text:list-item>
        <text:list-item>
          <text:p text:style-name="P8">fourd_prepare_statement et fourd_exec_statement. </text:p>
        </text:list-item>
      </text:list>
      <text:p text:style-name="Standard">Le doit de l’une ou l’autre méthode, se fait en fonction de l’utilisation ou non de paramètre de requête. </text:p>
      <text:p text:style-name="Standard">La fonction fourd_query ne peut prendre aucun paramètre alors que le couple fourd_prepare_statement et fourd_exec_statement est fait pour cela. </text:p>
      <text:h text:style-name="Heading_20_3" text:outline-level="3">Requête immédiate avec résultat</text:h>
      <text:p text:style-name="Standard">On utilise la fonction fourd_query pour exécuter une requête qui ne prend aucun paramètre. </text:p>
      <text:p text:style-name="Standard"><text:span text:style-name="T5">FOURD_RESULT *fourd_query(FOURD *cnx,</text:span><text:span text:style-name="T3">const</text:span><text:span text:style-name="T5"> </text:span><text:span text:style-name="T3">char</text:span><text:span text:style-name="T5"> *query)</text:span></text:p>
      <text:p text:style-name="Standard">La description des fonctions à utiliser pour lire un FOURD_RESULT sont décrites plus loin. </text:p>
      <text:h text:style-name="Heading_20_3" text:outline-level="3">Requête préparée</text:h>
      <text:p text:style-name="Standard">Les requêtes préparées s’utilisent selon le scénario suivant :</text:p>
      <text:list xml:id="list968075443" text:style-name="L3">
        <text:list-item>
          <text:p text:style-name="P9">Créer une commande préparée (fourd_parepare_statement)</text:p>
        </text:list-item>
        <text:list-item>
          <text:p text:style-name="P9">Lier les paramètres</text:p>
        </text:list-item>
        <text:list-item>
          <text:p text:style-name="P9">Exécuter la commande</text:p>
        </text:list-item>
      </text:list>
      <text:p text:style-name="Standard">Il est possible de recommencer les étapes 2 et 3 ou seulement 3 plusieurs fois de suite sans re-préparer le statement, dans le cas ou la requête ne change pas entre deux exécutions. Par exemple :</text:p>
      <text:list xml:id="list2156854051" text:style-name="L4">
        <text:list-item>
          <text:p text:style-name="P10"><text:span text:style-name="T7">Prépare le statement « select * from ma_table where id= ? and annee= ? »</text:span></text:p>
        </text:list-item>
        <text:list-item>
          <text:p text:style-name="P10">Lier le paramètre 1 à « 2 »</text:p>
        </text:list-item>
        <text:list-item>
          <text:p text:style-name="P10">Lier le paramètre 2 à 2005</text:p>
        </text:list-item>
        <text:list-item>
          <text:p text:style-name="P10">Exécuter la commande</text:p>
        </text:list-item>
        <text:list-item>
          <text:p text:style-name="P10">Récupérer les résultats</text:p>
        </text:list-item>
        <text:list-item>
          <text:p text:style-name="P10">Lier le paramètre 1 à « 3 »</text:p>
        </text:list-item>
        <text:list-item>
          <text:p text:style-name="P10">Exécuter la commande</text:p>
        </text:list-item>
        <text:list-item>
          <text:p text:style-name="P10">Lier le paramètre 2 à « 2009 »</text:p>
        </text:list-item>
        <text:list-item>
          <text:p text:style-name="P10">Exécuter la commande</text:p>
        </text:list-item>
        <text:list-item>
          <text:p text:style-name="P10"><text:soft-page-break/>Récupérer les résultats</text:p>
        </text:list-item>
        <text:list-item>
          <text:p text:style-name="P10">Exécuter la commande</text:p>
        </text:list-item>
      </text:list>
      <text:p text:style-name="Standard"/>
      <text:p text:style-name="Standard"><text:span text:style-name="T5">FOURD_STATEMENT * fourd_prepare_statement(FOURD *cnx,</text:span><text:span text:style-name="T3">const</text:span><text:span text:style-name="T5"> </text:span><text:span text:style-name="T3">char</text:span><text:span text:style-name="T5"> *query)</text:span></text:p>
      <text:p text:style-name="Standard">Les paramètres sont les suivants :</text:p>
      <text:list xml:id="list1771067019" text:style-name="L5">
        <text:list-item>
          <text:p text:style-name="P11">Cnx : le pointeur vers la structure FOURD identifiant la connexion</text:p>
        </text:list-item>
        <text:list-item>
          <text:p text:style-name="P11">Query : requête avec « ? » pour les paramètres. Norme 4D-SQL </text:p>
        </text:list-item>
      </text:list>
      <text:p text:style-name="Standard"><text:span text:style-name="T4">int</text:span><text:span text:style-name="T6"> fourd_bind_param(FOURD_STATEMENT *state,</text:span><text:span text:style-name="T4">unsigned</text:span><text:span text:style-name="T6"> </text:span><text:span text:style-name="T4">int</text:span><text:span text:style-name="T6"> numParam,FOURD_TYPE type, </text:span><text:span text:style-name="T4">void</text:span><text:span text:style-name="T6"> *val)</text:span></text:p>
      <text:p text:style-name="Standard">Les paramètres sont les suivants :</text:p>
      <text:list xml:id="list1101550488" text:style-name="L6">
        <text:list-item>
          <text:p text:style-name="P12">State : le pointeur sur la structure retourné par fourd_prepare_statement</text:p>
        </text:list-item>
        <text:list-item>
          <text:p text:style-name="P12">NumParam : le numéro du paramètre (zero-based)</text:p>
        </text:list-item>
        <text:list-item>
          <text:p text:style-name="P12">Val : le pointeur sur la valeur (de type FOURD_)</text:p>
        </text:list-item>
      </text:list>
      <text:p text:style-name="Standard">La valeur passée à bind est copiée dans la commande, elle est donc évaluée au lancement de la lisions et non au moment de l’exécution. </text:p>
      <text:p text:style-name="Standard"><text:span text:style-name="T5">FOURD_RESULT *fourd_exec_statement(FOURD_STATEMENT *state)</text:span></text:p>
      <text:p text:style-name="Standard">Les paramètres sont les suivants :</text:p>
      <text:list xml:id="list1351524251" text:style-name="L7">
        <text:list-item>
          <text:p text:style-name="P13">State : pointeur sur la structure retournée par fourd_prepare_statement</text:p>
        </text:list-item>
      </text:list>
      <text:p text:style-name="Standard"/>
      <text:h text:style-name="Heading_20_2" text:outline-level="2">Utilisation des résultats</text:h>
      <text:p text:style-name="Standard">Une structure FOURD_RESULT contient le résultat de la requête ainsi que quelque information de métadonnées telle que le nom et le type des colonnes, le nombre de ligne et de colonnes du résultat. </text:p>
      <text:p text:style-name="Standard">Il faut noter qu’actuellement, les multi-requêtes sont interdites par la bibliothèque lib4D_SQL, pour des raisons de sécurité. Une erreur est émise si plusieurs requêtes sont envoyées. </text:p>
      <text:h text:style-name="Heading_20_3" text:outline-level="3">Parcourir les lignes du résultat</text:h>
      <text:p text:style-name="Standard">La fonction <text:span text:style-name="T5">fourd_next_row</text:span> permet de passer à la ligne suivante. Il n’est pas prévu de permettre le passage à la ligne précédente ou a une ligne quelconque du résultat. Cela peut être utile ou optionnel selon les client/pilote tel que PDO ou JDBC. </text:p>
      <text:p text:style-name="Standard"><text:span text:style-name="T4">int</text:span><text:span text:style-name="T6"> fourd_next_row(FOURD_RESULT *res)</text:span></text:p>
      <text:p text:style-name="Standard">Cette fonction retourne 1 s’il existe bien une nouvelle ligne 0 sinon. </text:p>
      <text:h text:style-name="Heading_20_3" text:outline-level="3">Récupérer la valeur d’une colonne en string</text:h>
      <text:p text:style-name="Standard">La fonction <text:span text:style-name="T5">fourd_field_string</text:span> permet de récupère la valeur d’une colonne sous forme d’une chaine de caractère. </text:p>
      <text:p text:style-name="Standard"><text:soft-page-break/><text:span text:style-name="T6">FOURD_STRING * fourd_field_string(FOURD_RESULT *res,</text:span><text:span text:style-name="T4">unsigned</text:span><text:span text:style-name="T6"> </text:span><text:span text:style-name="T4">int</text:span><text:span text:style-name="T6"> numCol)</text:span></text:p>
      <text:p text:style-name="Standard"><text:span text:style-name="T2">Attention cette fonction n’est pas utilisable pour les types FOURD_FLOAT et les BLOB</text:span></text:p>
      <text:h text:style-name="Heading_20_3" text:outline-level="3">Récupérer la valeur d’une colonne par référence</text:h>
      <text:p text:style-name="Standard">La fonction <text:span text:style-name="T5">fourd_field</text:span> permet de récupérer un pointeur sur la valeur de la colonne. Si la valeur doit être utilisée plus tard, il est important de copier la valeur, car elle peut être modifiée ou supprimée par la bibliothèque. Afin de traiter correctement le pointeur de retour, il faut utiliser la fonction <text:span text:style-name="T5">fourd_get_column_type</text:span> afin de connaître le type de donné du pointeur. </text:p>
      <text:p text:style-name="Standard"><text:span text:style-name="T4">void</text:span><text:span text:style-name="T6"> * fourd_field(FOURD_RESULT *res,</text:span><text:span text:style-name="T4">unsigned</text:span><text:span text:style-name="T6"> </text:span><text:span text:style-name="T4">int</text:span><text:span text:style-name="T6"> numCol)</text:span></text:p>
      <text:h text:style-name="Heading_20_3" text:outline-level="3">Nombre de ligne</text:h>
      <text:p text:style-name="Standard">La fonction <text:span text:style-name="T5">fourd_num_rows </text:span>retourne le nombre de lignes du résultat. Elles ne sont pas forcement tout stocké en mémoire. Il faut utiliser la fonction de fetch pour passer d’une ligne à l’autre. </text:p>
      <text:p text:style-name="Standard"><text:span text:style-name="T6">FOURD_LONG8 fourd_num_rows(FOURD_RESULT *result)</text:span></text:p>
      <text:h text:style-name="Heading_20_3" text:outline-level="3">Nombre de colonnes</text:h>
      <text:p text:style-name="Standard">La fonction <text:span text:style-name="T5">fourd_num_columns </text:span>retourne le nombre de colonnes dans le résultat. </text:p>
      <text:p text:style-name="Standard"><text:span text:style-name="T4">int</text:span><text:span text:style-name="T6"> fourd_num_columns(FOURD_RESULT *res)</text:span></text:p>
      <text:h text:style-name="Heading_20_3" text:outline-level="3">Type d’une colonne</text:h>
      <text:p text:style-name="Standard">La fonction <text:span text:style-name="T5">fourd_get_column_type</text:span> retourne le type de la colonne (identifié par son index en 0-base).</text:p>
      <text:p text:style-name="Standard"><text:span text:style-name="T6">FOURD_TYPE fourd_get_column_type(FOURD_RESULT *res,</text:span><text:span text:style-name="T4">unsigned</text:span><text:span text:style-name="T6"> </text:span><text:span text:style-name="T4">int</text:span><text:span text:style-name="T6"> numCol)</text:span></text:p>
      <text:p text:style-name="Standard">Le type peut être transformé en string en utilisant <text:span text:style-name="T5">stringFromType</text:span>.</text:p>
      <text:p text:style-name="Standard"><text:span text:style-name="T4">const</text:span><text:span text:style-name="T6"> </text:span><text:span text:style-name="T4">char</text:span><text:span text:style-name="T6">* stringFromType(FOURD_TYPE type)</text:span></text:p>
      <text:h text:style-name="Heading_20_3" text:outline-level="3">Nom d’une colonne</text:h>
      <text:p text:style-name="Standard">La fonction <text:span text:style-name="T5">fourd_get_column_name </text:span>retourne le nom de la colonne (identifié par son index en 0-base).</text:p>
      <text:p text:style-name="Standard"><text:span text:style-name="T4">const</text:span><text:span text:style-name="T6"> </text:span><text:span text:style-name="T4">char</text:span><text:span text:style-name="T6"> * fourd_get_column_name(FOURD_RESULT *res,</text:span><text:span text:style-name="T4">unsigned</text:span><text:span text:style-name="T6"> </text:span><text:span text:style-name="T4">int</text:span><text:span text:style-name="T6"> numCol)</text:span></text:p>
      <text:p text:style-name="Standard">Le nom retourné ne contient pas les crochets habituellement envoyés par le serveur 4D SQL. </text:p>
      <text:p text:style-name="Standard">Voici un exemple de requête et de lecture du résultat :</text:p>
      <table:table table:name="Table3" table:style-name="Table3">
        <table:table-column table:style-name="Table3.A"/>
        <table:table-row table:style-name="Table3.1">
          <table:table-cell table:style-name="Table3.A1" office:value-type="string">
            <text:p text:style-name="Standard"><text:span text:style-name="T4">if</text:span><text:span text:style-name="T6">((state=fourd_prepare_statement(cnx,</text:span><text:span text:style-name="T8">"select id,cDate from ChampDate"</text:span><text:span text:style-name="T6">))==NULL) {</text:span></text:p>
            <text:p text:style-name="Standard"><text:span text:style-name="T6"><text:tab/>printf(</text:span><text:span text:style-name="T8">"Error sur prepare (%d):%s\n"</text:span><text:span text:style-name="T6">,fourd_errno(cnx),fourd_error(cnx));</text:span></text:p>
            <text:p text:style-name="Standard"><text:span text:style-name="T6">}</text:span><text:span text:style-name="T4">else</text:span><text:span text:style-name="T6"> </text:span><text:span text:style-name="T4">if</text:span><text:span text:style-name="T6">((res=fourd_exec_statement(state))==NULL)<text:tab/>{</text:span></text:p>
            <text:p text:style-name="Standard"><text:span text:style-name="T6"><text:tab/>printf(</text:span><text:span text:style-name="T8">"Error sur exec (%d):%s\n"</text:span><text:span text:style-name="T6">,fourd_errno(cnx),fourd_error(cnx));</text:span></text:p>
            <text:p text:style-name="Standard"><text:span text:style-name="T6">}</text:span><text:span text:style-name="T4">else</text:span><text:span text:style-name="T6"> {</text:span></text:p>
            <text:p text:style-name="Standard"><text:span text:style-name="T6"><text:tab/>FOURD_TYPE type=VK_UNKNOW;</text:span></text:p>
            <text:p text:style-name="Standard"><text:span text:style-name="T6"><text:tab/>printf(</text:span><text:span text:style-name="T8">"fourd_num_columns:%d\n"</text:span><text:span text:style-name="T6">,nbCol);</text:span></text:p>
            <text:p text:style-name="Standard"><text:span text:style-name="T6"><text:tab/>printf(</text:span><text:span text:style-name="T8">"Nb row in result:%d\n"</text:span><text:span text:style-name="T6">,fourd_num_rows(res));</text:span></text:p>
            <text:p text:style-name="Standard"><text:soft-page-break/><text:span text:style-name="T6"><text:tab/></text:span><text:span text:style-name="T4">for</text:span><text:span text:style-name="T6">(r=0;r&lt;nbCol;r++) {</text:span></text:p>
            <text:p text:style-name="Standard"><text:span text:style-name="T6"><text:tab/><text:tab/>printf(</text:span><text:span text:style-name="T8">"| %s (%s)\t"</text:span><text:span text:style-name="T6">,</text:span></text:p>
            <text:p text:style-name="Standard"><text:span text:style-name="T6"><text:tab/><text:tab/><text:tab/>fourd_get_column_name(res,r),</text:span></text:p>
            <text:p text:style-name="Standard"><text:span text:style-name="T6"><text:tab/><text:tab/><text:tab/>stringFromType(fourd_get_column_type(res,r)));</text:span></text:p>
            <text:p text:style-name="Standard"><text:span text:style-name="T6"><text:tab/>}</text:span></text:p>
            <text:p text:style-name="Standard"><text:span text:style-name="T6"><text:tab/></text:span><text:span text:style-name="T4">while</text:span><text:span text:style-name="T6">(fourd_next_row(res)) {</text:span></text:p>
            <text:p text:style-name="Standard"><text:span text:style-name="T6"><text:tab/><text:tab/></text:span><text:span text:style-name="T4">for</text:span><text:span text:style-name="T6">(c=0;c&lt;nbCol;c++){</text:span></text:p>
            <text:p text:style-name="Standard"><text:span text:style-name="T6"><text:tab/><text:tab/><text:tab/>type=fourd_get_column_type(res,c);</text:span></text:p>
            <text:p text:style-name="Standard"><text:span text:style-name="T6"><text:tab/><text:tab/><text:tab/></text:span><text:span text:style-name="T4">switch</text:span><text:span text:style-name="T6">(type){</text:span></text:p>
            <text:p text:style-name="Standard"><text:span text:style-name="T6"><text:tab/><text:tab/><text:tab/></text:span><text:span text:style-name="T4">case</text:span><text:span text:style-name="T6"> VK_STRING:</text:span></text:p>
            <text:p text:style-name="Standard"><text:span text:style-name="T6"><text:tab/><text:tab/><text:tab/><text:tab/>fourd_field_to_string(res,c,&amp;value,&amp;len);</text:span></text:p>
            <text:p text:style-name="Standard"><text:span text:style-name="T6"><text:tab/><text:tab/><text:tab/><text:tab/></text:span><text:span text:style-name="T10">/* Traitement de la chaine, attention c’est en UTF-16 */</text:span></text:p>
            <text:p text:style-name="Standard"><text:span text:style-name="T5"><text:tab/><text:tab/><text:tab/><text:tab/></text:span><text:span text:style-name="T6">{</text:span></text:p>
            <text:p text:style-name="Standard"><text:span text:style-name="T6"><text:tab/><text:tab/><text:tab/><text:tab/><text:tab/></text:span><text:span text:style-name="T4">int</text:span><text:span text:style-name="T6"> loc_i=0;</text:span></text:p>
            <text:p text:style-name="Standard"><text:span text:style-name="T6"><text:tab/><text:tab/><text:tab/><text:tab/><text:tab/></text:span><text:span text:style-name="T4">for</text:span><text:span text:style-name="T6">(loc_i=0;loc_i&lt;len;loc_i+=2) {</text:span></text:p>
            <text:p text:style-name="Standard"><text:span text:style-name="T6"><text:tab/><text:tab/><text:tab/><text:tab/><text:tab/><text:tab/>printf(</text:span><text:span text:style-name="T8">"%c%"</text:span><text:span text:style-name="T6">,value[loc_i]);</text:span></text:p>
            <text:p text:style-name="Standard"><text:span text:style-name="T6"><text:tab/><text:tab/><text:tab/><text:tab/><text:tab/>}</text:span></text:p>
            <text:p text:style-name="Standard"><text:span text:style-name="T6"><text:tab/><text:tab/><text:tab/><text:tab/><text:tab/>printf(</text:span><text:span text:style-name="T8">"\t\t| "</text:span><text:span text:style-name="T6">);</text:span></text:p>
            <text:p text:style-name="Standard"><text:span text:style-name="T6"><text:tab/><text:tab/><text:tab/><text:tab/>}</text:span></text:p>
            <text:p text:style-name="Standard"><text:span text:style-name="T6"><text:tab/><text:tab/><text:tab/></text:span><text:span text:style-name="T4">case</text:span><text:span text:style-name="T6"> VK_BLOB:</text:span></text:p>
            <text:p text:style-name="Standard"><text:span text:style-name="T6"><text:tab/><text:tab/><text:tab/></text:span><text:span text:style-name="T4">case</text:span><text:span text:style-name="T6"> VK_IMAGE:</text:span></text:p>
            <text:p text:style-name="Standard"><text:span text:style-name="T6"><text:tab/><text:tab/><text:tab/><text:tab/>{</text:span></text:p>
            <text:p text:style-name="Standard"><text:span text:style-name="T6"><text:tab/><text:tab/><text:tab/><text:tab/><text:tab/>FOURD_BLOB *b=fourd_field(res,c);</text:span></text:p>
            <text:p text:style-name="Standard"><text:span text:style-name="T6"><text:tab/><text:tab/><text:tab/><text:tab/><text:tab/></text:span><text:span text:style-name="T4">if</text:span><text:span text:style-name="T6">(b!=NULL) {</text:span></text:p>
            <text:p text:style-name="Standard"><text:span text:style-name="T6"><text:tab/><text:tab/><text:tab/><text:tab/><text:tab/><text:tab/>printf(</text:span><text:span text:style-name="T8">"Blob (%d bytes)\t| "</text:span><text:span text:style-name="T6">,b-&gt;length);</text:span></text:p>
            <text:p text:style-name="Standard"><text:span text:style-name="T6"><text:tab/><text:tab/><text:tab/><text:tab/><text:tab/></text:span><text:span text:style-name="T5">}</text:span><text:span text:style-name="T3">else</text:span><text:span text:style-name="T5"> {</text:span></text:p>
            <text:p text:style-name="Standard"><text:span text:style-name="T5"><text:tab/><text:tab/><text:tab/><text:tab/><text:tab/><text:tab/>printf(</text:span><text:span text:style-name="T9">"Null\t\t\t| "</text:span><text:span text:style-name="T5">);</text:span></text:p>
            <text:p text:style-name="Standard"><text:span text:style-name="T5"><text:tab/><text:tab/><text:tab/><text:tab/><text:tab/></text:span><text:span text:style-name="T6">}</text:span></text:p>
            <text:p text:style-name="Standard"><text:span text:style-name="T6"><text:tab/><text:tab/><text:tab/><text:tab/>}</text:span></text:p>
            <text:p text:style-name="Standard"><text:span text:style-name="T6"><text:tab/><text:tab/><text:tab/><text:tab/></text:span><text:span text:style-name="T4">break</text:span><text:span text:style-name="T6">;</text:span></text:p>
            <text:p text:style-name="Standard"><text:soft-page-break/><text:span text:style-name="T6"><text:tab/><text:tab/><text:tab/></text:span><text:span text:style-name="T4">default</text:span><text:span text:style-name="T6">:</text:span></text:p>
            <text:p text:style-name="Standard"><text:span text:style-name="T6"><text:tab/><text:tab/><text:tab/><text:tab/>fourd_field_to_string(res,c,&amp;value,&amp;len);</text:span></text:p>
            <text:p text:style-name="Standard"><text:span text:style-name="T6"><text:tab/><text:tab/><text:tab/><text:tab/>printf(</text:span><text:span text:style-name="T8">"%s\t\t| "</text:span><text:span text:style-name="T6">,value);</text:span></text:p>
            <text:p text:style-name="Standard"><text:span text:style-name="T6"><text:tab/><text:tab/><text:tab/><text:tab/></text:span><text:span text:style-name="T3">break</text:span><text:span text:style-name="T5">;</text:span></text:p>
            <text:p text:style-name="Standard"><text:span text:style-name="T5"><text:tab/><text:tab/><text:tab/>}</text:span></text:p>
            <text:p text:style-name="Standard"><text:span text:style-name="T5"><text:tab/><text:tab/><text:tab/>printf(</text:span><text:span text:style-name="T9">"\n"</text:span><text:span text:style-name="T5">);</text:span></text:p>
            <text:p text:style-name="Standard"><text:span text:style-name="T5"><text:tab/><text:tab/>}</text:span></text:p>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fr" fo:country="FR"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class="text" style:default-outline-level="1">
      <style:paragraph-properties fo:margin-top="0.847cm" fo:margin-bottom="0cm"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class="text" style:default-outline-level="2">
      <style:paragraph-properties fo:margin-top="0.353cm" fo:margin-bottom="0cm"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class="text" style:default-outline-level="3">
      <style:paragraph-properties fo:margin-top="0.353cm" fo:margin-bottom="0cm" fo:keep-with-next="always"/>
      <style:text-properties fo:color="#4f81bd" style:font-name="Cambria" fo:font-weight="bold" style:font-weight-asian="bold" style:font-name-complex="F"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Default_20_Paragraph_20_Font" style:display-name="Default Paragraph Font" style:family="text"/>
    <style:style style:name="Titre_20_1_20_Car" style:display-name="Titre 1 Car" style:family="text">
      <style:text-properties fo:color="#365f91" style:font-name="Cambria" fo:font-size="14pt" fo:font-weight="bold" style:font-size-asian="14pt" style:font-weight-asian="bold" style:font-name-complex="F" style:font-size-complex="14pt" style:font-weight-complex="bold"/>
    </style:style>
    <style:style style:name="Titre_20_2_20_Car" style:display-name="Titre 2 Car" style:family="text">
      <style:text-properties fo:color="#4f81bd" style:font-name="Cambria" fo:font-size="13pt" fo:font-weight="bold" style:font-size-asian="13pt" style:font-weight-asian="bold" style:font-name-complex="F" style:font-size-complex="13pt" style:font-weight-complex="bold"/>
    </style:style>
    <style:style style:name="Titre_20_3_20_Car" style:display-name="Titre 3 Car" style:family="text">
      <style:text-properties fo:color="#4f81bd" style:font-name="Cambria" fo:font-weight="bold" style:font-weight-asian="bold" style:font-name-complex="F"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lend</meta:initial-creator>
    <dc:creator>Damien Seguy</dc:creator>
    <meta:editing-cycles>24</meta:editing-cycles>
    <meta:creation-date>2009-03-16T14:09:00</meta:creation-date>
    <dc:date>2009-04-29T14:18:39</dc:date>
    <meta:editing-duration>PT00H19M32S</meta:editing-duration>
    <meta:generator>OpenOffice.org/3.0$Unix OpenOffice.org_project/300m15$Build-9379</meta:generator>
    <meta:document-statistic meta:table-count="3" meta:image-count="0" meta:object-count="0" meta:page-count="8" meta:paragraph-count="205" meta:word-count="1566" meta:character-count="11103"/>
    <meta:template xlink:type="simple" xlink:actuate="onRequest" xlink:title="Normal.dotm" xlink:href=""/>
  </office:meta>
</office:document-meta>
</file>